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謎の早朝電話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2">
          <table:table-cell office:value-type="string">
            <text:p>この間、朝早く俺に</text:p>
            <text:p>電話をかけてこなかったか？</text:p>
          </table:table-cell>
          <table:table-cell/>
        </table:table-row>
        <table:table-row table:style-name="ro1">
          <table:table-cell office:value-type="string">
            <text:p>ねえ、私の家に朝早く電話かけたことない？</text:p>
          </table:table-cell>
          <table:table-cell/>
        </table:table-row>
        <table:table-row table:style-name="ro1">
          <table:table-cell office:value-type="string">
            <text:p>えっ？ で、電話…ですか？</text:p>
          </table:table-cell>
          <table:table-cell/>
        </table:table-row>
        <table:table-row table:style-name="ro2">
          <table:table-cell office:value-type="string">
            <text:p>その時間に隣の部屋で殺人事件が起きて</text:p>
            <text:p>俺はまた事件の容疑者になってるんだ</text:p>
          </table:table-cell>
          <table:table-cell/>
        </table:table-row>
        <table:table-row table:style-name="ro2">
          <table:table-cell office:value-type="string">
            <text:p>その時間に隣の部屋で殺人事件が起きて</text:p>
            <text:p>私また事件の容疑者になってるのよ</text:p>
          </table:table-cell>
          <table:table-cell/>
        </table:table-row>
        <table:table-row table:style-name="ro1">
          <table:table-cell office:value-type="string">
            <text:p>そうなんですか？</text:p>
          </table:table-cell>
          <table:table-cell/>
        </table:table-row>
        <table:table-row table:style-name="ro2">
          <table:table-cell office:value-type="string">
            <text:p>電話をかけてきた相手が証言してくれれば</text:p>
            <text:p>アリバイが証明できるらしいんだが…</text:p>
          </table:table-cell>
          <table:table-cell/>
        </table:table-row>
        <table:table-row table:style-name="ro2">
          <table:table-cell office:value-type="string">
            <text:p>電話をかけてきた相手が証言してくれれば</text:p>
            <text:p>アリバイが証明できるらしいんだけど…</text:p>
          </table:table-cell>
          <table:table-cell/>
        </table:table-row>
        <table:table-row table:style-name="ro1">
          <table:table-cell office:value-type="string">
            <text:p>………………………………</text:p>
          </table:table-cell>
          <table:table-cell/>
        </table:table-row>
        <table:table-row table:style-name="ro2">
          <table:table-cell office:value-type="string">
            <text:p>あの… 私です…</text:p>
            <text:p>…私がかけました</text:p>
          </table:table-cell>
          <table:table-cell/>
        </table:table-row>
        <table:table-row table:style-name="ro1">
          <table:table-cell office:value-type="string">
            <text:p>本当か！ それじゃあ さっそく証言してくれ！</text:p>
          </table:table-cell>
          <table:table-cell/>
        </table:table-row>
        <table:table-row table:style-name="ro1">
          <table:table-cell office:value-type="string">
            <text:p>君が…？ でもどうして？</text:p>
          </table:table-cell>
          <table:table-cell/>
        </table:table-row>
        <table:table-row table:style-name="ro1">
          <table:table-cell office:value-type="string">
            <text:p>本当？ じゃあ さっそく証言してよ！</text:p>
          </table:table-cell>
          <table:table-cell/>
        </table:table-row>
        <table:table-row table:style-name="ro1">
          <table:table-cell office:value-type="string">
            <text:p>あなたが？ …何か用事でもあったの？</text:p>
          </table:table-cell>
          <table:table-cell/>
        </table:table-row>
        <table:table-row table:style-name="ro2">
          <table:table-cell office:value-type="string">
            <text:p>本当か！</text:p>
            <text:p>それじゃあ さっそく証言してくれ！</text:p>
          </table:table-cell>
          <table:table-cell/>
        </table:table-row>
        <table:table-row table:style-name="ro1">
          <table:table-cell office:value-type="string">
            <text:p>本当？ じゃあ さっそく証言してよ！</text:p>
          </table:table-cell>
          <table:table-cell/>
        </table:table-row>
        <table:table-row table:style-name="ro1">
          <table:table-cell office:value-type="string">
            <text:p>あ… は、はい…！</text:p>
          </table:table-cell>
          <table:table-cell/>
        </table:table-row>
        <table:table-row table:style-name="ro1">
          <table:table-cell office:value-type="string">
            <text:p>君が…？ でもどうして？</text:p>
          </table:table-cell>
          <table:table-cell/>
        </table:table-row>
        <table:table-row table:style-name="ro1">
          <table:table-cell office:value-type="string">
            <text:p>あなたが？ …何か用事でもあったの？</text:p>
          </table:table-cell>
          <table:table-cell/>
        </table:table-row>
        <table:table-row table:style-name="ro1">
          <table:table-cell office:value-type="string">
            <text:p>いえっ… その…</text:p>
          </table:table-cell>
          <table:table-cell/>
        </table:table-row>
        <table:table-row table:style-name="ro2">
          <table:table-cell office:value-type="string">
            <text:p>ちょっと…</text:p>
            <text:p>$puさんのことが気になって…</text:p>
          </table:table-cell>
          <table:table-cell/>
        </table:table-row>
        <table:table-row table:style-name="ro1">
          <table:table-cell office:value-type="string">
            <text:p>ごめんなさい 朝早く…</text:p>
          </table:table-cell>
          <table:table-cell/>
        </table:table-row>
        <table:table-row table:style-name="ro2">
          <table:table-cell office:value-type="string">
            <text:p>…それじゃあ $ci大海町の交番$crにいる</text:p>
            <text:p>刑事さんに話してき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おはようございます</text:p>
            <text:p>$pさん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こんにちは $pさん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こんばんは $pさん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口紅 ありがとうございまし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おかげ樣で、これからはもう</text:p>
            <text:p>不幸そうだなんて言われなくて済みそう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には似合わなかったけど…</text:p>
            <text:p>すごく嬉しかったです</text:p>
          </table:table-cell>
          <table:table-cell/>
        </table:table-row>
        <table:table-row table:style-name="ro1">
          <table:table-cell office:value-type="string">
            <text:p>（ん？）</text:p>
          </table:table-cell>
          <table:table-cell/>
        </table:table-row>
        <table:table-row table:style-name="ro1">
          <table:table-cell office:value-type="string">
            <text:p>（あら？）</text:p>
          </table:table-cell>
          <table:table-cell/>
        </table:table-row>
        <table:table-row table:style-name="ro1">
          <table:table-cell office:value-type="string">
            <text:p>（何だ？）</text:p>
          </table:table-cell>
          <table:table-cell/>
        </table:table-row>
        <table:table-row table:style-name="ro1">
          <table:table-cell office:value-type="string">
            <text:p>（何かしら？）</text:p>
          </table:table-cell>
          <table:table-cell/>
        </table:table-row>
        <table:table-row table:style-name="ro2">
          <table:table-cell office:value-type="string">
            <text:p>白石 紀子の命は預かった</text:p>
            <text:p>彼女を助けたければ…</text:p>
          </table:table-cell>
          <table:table-cell/>
        </table:table-row>
        <table:table-row table:style-name="ro2">
          <table:table-cell office:value-type="string">
            <text:p>出玉町の第１埠頭まで、一人で来い</text:p>
            <text:p><text:s text:c="13"/>銀玉仮面</text:p>
          </table:table-cell>
          <table:table-cell/>
        </table:table-row>
        <table:table-row table:style-name="ro1">
          <table:table-cell office:value-type="string">
            <text:p>紀子が心配だ 助けに行く！</text:p>
          </table:table-cell>
          <table:table-cell/>
        </table:table-row>
        <table:table-row table:style-name="ro1">
          <table:table-cell office:value-type="string">
            <text:p>銀玉仮面の正体を暴きに行く！</text:p>
          </table:table-cell>
          <table:table-cell/>
        </table:table-row>
        <table:table-row table:style-name="ro1">
          <table:table-cell office:value-type="string">
            <text:p>ヒマだし、することがないので埠頭に行く</text:p>
          </table:table-cell>
          <table:table-cell/>
        </table:table-row>
        <table:table-row table:style-name="ro1">
          <table:table-cell office:value-type="string">
            <text:p>紀子が心配よ 助けに行く！</text:p>
          </table:table-cell>
          <table:table-cell/>
        </table:table-row>
        <table:table-row table:style-name="ro2">
          <table:table-cell office:value-type="string">
            <text:p>紀子… 待ってろ</text:p>
            <text:p>必ず助けるからな！</text:p>
          </table:table-cell>
          <table:table-cell/>
        </table:table-row>
        <table:table-row table:style-name="ro2">
          <table:table-cell office:value-type="string">
            <text:p>銀玉仮面め…</text:p>
            <text:p>今度こそその正体を暴いてやる！</text:p>
          </table:table-cell>
          <table:table-cell/>
        </table:table-row>
        <table:table-row table:style-name="ro2">
          <table:table-cell office:value-type="string">
            <text:p>…まあヒマだし、</text:p>
            <text:p>第１埠頭まで行ってみるかな…</text:p>
          </table:table-cell>
          <table:table-cell/>
        </table:table-row>
        <table:table-row table:style-name="ro1">
          <table:table-cell office:value-type="string">
            <text:p>紀子ちゃん… 必ず助けるからね！</text:p>
          </table:table-cell>
          <table:table-cell/>
        </table:table-row>
        <table:table-row table:style-name="ro2">
          <table:table-cell office:value-type="string">
            <text:p>銀玉仮面…</text:p>
            <text:p>今度こそその正体を暴いてやるわ！</text:p>
          </table:table-cell>
          <table:table-cell/>
        </table:table-row>
        <table:table-row table:style-name="ro2">
          <table:table-cell office:value-type="string">
            <text:p>…まあヒマだし</text:p>
            <text:p>第１埠頭まで行ってみようかな…</text:p>
          </table:table-cell>
          <table:table-cell/>
        </table:table-row>
        <table:table-row table:style-name="ro2">
          <table:table-cell office:value-type="string">
            <text:p>あっ $puさん！</text:p>
            <text:p>おはようございます</text:p>
          </table:table-cell>
          <table:table-cell/>
        </table:table-row>
        <table:table-row table:style-name="ro2">
          <table:table-cell office:value-type="string">
            <text:p>あっ $puさん！</text:p>
            <text:p>こんにちは</text:p>
          </table:table-cell>
          <table:table-cell/>
        </table:table-row>
        <table:table-row table:style-name="ro2">
          <table:table-cell office:value-type="string">
            <text:p>あっ $puさん！</text:p>
            <text:p>こんばんは</text:p>
          </table:table-cell>
          <table:table-cell/>
        </table:table-row>
        <table:table-row table:style-name="ro2">
          <table:table-cell office:value-type="string">
            <text:p>…そうだ、$puさん</text:p>
            <text:p>今度の金曜日、盆踊りに行きませんか？</text:p>
          </table:table-cell>
          <table:table-cell/>
        </table:table-row>
        <table:table-row table:style-name="ro2">
          <table:table-cell office:value-type="string">
            <text:p>…そうだ、$puさん</text:p>
            <text:p>明日の夜に、盆踊りに行きませんか？</text:p>
          </table:table-cell>
          <table:table-cell/>
        </table:table-row>
        <table:table-row table:style-name="ro1">
          <table:table-cell office:value-type="string">
            <text:p>いいね 行こう</text:p>
          </table:table-cell>
          <table:table-cell/>
        </table:table-row>
        <table:table-row table:style-name="ro1">
          <table:table-cell office:value-type="string">
            <text:p>いや やめておく</text:p>
          </table:table-cell>
          <table:table-cell/>
        </table:table-row>
        <table:table-row table:style-name="ro1">
          <table:table-cell office:value-type="string">
            <text:p>いいね 行こう</text:p>
          </table:table-cell>
          <table:table-cell/>
        </table:table-row>
        <table:table-row table:style-name="ro2">
          <table:table-cell office:value-type="string">
            <text:p>それじゃあ、明日の夜に公園で</text:p>
            <text:p>待ってますね</text:p>
          </table:table-cell>
          <table:table-cell/>
        </table:table-row>
        <table:table-row table:style-name="ro2">
          <table:table-cell office:value-type="string">
            <text:p>それじゃあ、金曜日の夜に公園で</text:p>
            <text:p>待ってますね</text:p>
          </table:table-cell>
          <table:table-cell/>
        </table:table-row>
        <table:table-row table:style-name="ro1">
          <table:table-cell office:value-type="string">
            <text:p>いや やめておくよ</text:p>
          </table:table-cell>
          <table:table-cell/>
        </table:table-row>
        <table:table-row table:style-name="ro2">
          <table:table-cell office:value-type="string">
            <text:p>そう… ですか…</text:p>
            <text:p>分かりまし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$puさん</text:p>
            <text:p>おはようござい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$puさん</text:p>
            <text:p>こんにちは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$puさん</text:p>
            <text:p>こんばんは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今度の金曜日、盆踊りに行きませんか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明日の夜、盆踊りに行きませんか？</text:p>
          </table:table-cell>
          <table:table-cell/>
        </table:table-row>
        <table:table-row table:style-name="ro1">
          <table:table-cell office:value-type="string">
            <text:p>いいね 行こう</text:p>
          </table:table-cell>
          <table:table-cell/>
        </table:table-row>
        <table:table-row table:style-name="ro1">
          <table:table-cell office:value-type="string">
            <text:p>いや やめてお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ね 行こう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れじゃあ、今日の夜に公園で</text:p>
            <text:p>待って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れじゃあ、明日の夜に公園で</text:p>
            <text:p>待って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れじゃあ、金曜日の夜に公園で</text:p>
            <text:p>待ってます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や やめておく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… ですか…</text:p>
            <text:p>分かりまし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あっ $puさん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この前の約束の日は… すみませんでした</text:p>
            <text:p>私、どうしても待ち合わせに行けなく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ずっと待たせちゃったんでしょうね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今度こそ、ちゃんと行きますから</text:p>
            <text:p>一緒に盆踊りに行きませんか？</text:p>
          </table:table-cell>
          <table:table-cell/>
        </table:table-row>
        <table:table-row table:style-name="ro1">
          <table:table-cell office:value-type="string">
            <text:p>今度こそ ちゃんと来てくれよ</text:p>
          </table:table-cell>
          <table:table-cell/>
        </table:table-row>
        <table:table-row table:style-name="ro1">
          <table:table-cell office:value-type="string">
            <text:p>もう紀子と待ち合わせるのは懲り懲りだよ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2">
          <table:table-cell office:value-type="string">
            <text:p>あの、$puさん</text:p>
            <text:p>ちょっと聞いていいですか？</text:p>
          </table:table-cell>
          <table:table-cell/>
        </table:table-row>
        <table:table-row table:style-name="ro2">
          <table:table-cell office:value-type="string">
            <text:p>私…この間お客さんに</text:p>
            <text:p>「幸薄そう」って言われたんです</text:p>
          </table:table-cell>
          <table:table-cell/>
        </table:table-row>
        <table:table-row table:style-name="ro1">
          <table:table-cell office:value-type="string">
            <text:p>私って… そんなに不幸そうに見えますか？</text:p>
          </table:table-cell>
          <table:table-cell/>
        </table:table-row>
        <table:table-row table:style-name="ro1">
          <table:table-cell office:value-type="string">
            <text:p>見るからに不幸そうだ</text:p>
          </table:table-cell>
          <table:table-cell/>
        </table:table-row>
        <table:table-row table:style-name="ro1">
          <table:table-cell office:value-type="string">
            <text:p>どちらかと言えば不幸そうだ</text:p>
          </table:table-cell>
          <table:table-cell/>
        </table:table-row>
        <table:table-row table:style-name="ro1">
          <table:table-cell office:value-type="string">
            <text:p>俺は不幸そうだとは思わない</text:p>
          </table:table-cell>
          <table:table-cell/>
        </table:table-row>
        <table:table-row table:style-name="ro1">
          <table:table-cell office:value-type="string">
            <text:p>見るからに不幸そうだ</text:p>
          </table:table-cell>
          <table:table-cell/>
        </table:table-row>
        <table:table-row table:style-name="ro1">
          <table:table-cell office:value-type="string">
            <text:p>えっ！？ そうなんですか？</text:p>
          </table:table-cell>
          <table:table-cell/>
        </table:table-row>
        <table:table-row table:style-name="ro1">
          <table:table-cell office:value-type="string">
            <text:p>どちらかと言えば不幸そうだ</text:p>
          </table:table-cell>
          <table:table-cell/>
        </table:table-row>
        <table:table-row table:style-name="ro1">
          <table:table-cell office:value-type="string">
            <text:p>やっぱり… そうなんですね…</text:p>
          </table:table-cell>
          <table:table-cell/>
        </table:table-row>
        <table:table-row table:style-name="ro1">
          <table:table-cell office:value-type="string">
            <text:p>俺は不幸そうだとは思わない</text:p>
          </table:table-cell>
          <table:table-cell/>
        </table:table-row>
        <table:table-row table:style-name="ro1">
          <table:table-cell office:value-type="string">
            <text:p>そうですか？ うん… でも…</text:p>
          </table:table-cell>
          <table:table-cell/>
        </table:table-row>
        <table:table-row table:style-name="ro2">
          <table:table-cell office:value-type="string">
            <text:p>でも、私の何かが不幸そうに</text:p>
            <text:p>見せてるんですよね…</text:p>
          </table:table-cell>
          <table:table-cell/>
        </table:table-row>
        <table:table-row table:style-name="ro1">
          <table:table-cell office:value-type="string">
            <text:p>たぶんそれは…</text:p>
          </table:table-cell>
          <table:table-cell/>
        </table:table-row>
        <table:table-row table:style-name="ro1">
          <table:table-cell office:value-type="string">
            <text:p>顔色だ</text:p>
          </table:table-cell>
          <table:table-cell/>
        </table:table-row>
        <table:table-row table:style-name="ro1">
          <table:table-cell office:value-type="string">
            <text:p>境遇だ</text:p>
          </table:table-cell>
          <table:table-cell/>
        </table:table-row>
        <table:table-row table:style-name="ro1">
          <table:table-cell office:value-type="string">
            <text:p>しゃべり方だ</text:p>
          </table:table-cell>
          <table:table-cell/>
        </table:table-row>
        <table:table-row table:style-name="ro1">
          <table:table-cell office:value-type="string">
            <text:p>顔色じゃないかな？</text:p>
          </table:table-cell>
          <table:table-cell/>
        </table:table-row>
        <table:table-row table:style-name="ro1">
          <table:table-cell office:value-type="string">
            <text:p>あぁ、それはそうですね</text:p>
          </table:table-cell>
          <table:table-cell/>
        </table:table-row>
        <table:table-row table:style-name="ro2">
          <table:table-cell office:value-type="string">
            <text:p>じゃあ お化粧とかすれば</text:p>
            <text:p>不幸そうに見られなくなるかも…？</text:p>
          </table:table-cell>
          <table:table-cell/>
        </table:table-row>
        <table:table-row table:style-name="ro1">
          <table:table-cell office:value-type="string">
            <text:p>その境遇が原因だな</text:p>
          </table:table-cell>
          <table:table-cell/>
        </table:table-row>
        <table:table-row table:style-name="ro2">
          <table:table-cell office:value-type="string">
            <text:p>確かに自分でもそう思いますけど、</text:p>
            <text:p>これは変えようがありませんし…</text:p>
          </table:table-cell>
          <table:table-cell/>
        </table:table-row>
        <table:table-row table:style-name="ro1">
          <table:table-cell office:value-type="string">
            <text:p>そのしゃべり方が原因じゃないかな</text:p>
          </table:table-cell>
          <table:table-cell/>
        </table:table-row>
        <table:table-row table:style-name="ro1">
          <table:table-cell office:value-type="string">
            <text:p>えっ 私の話し方、不幸そうですか？</text:p>
          </table:table-cell>
          <table:table-cell/>
        </table:table-row>
        <table:table-row table:style-name="ro2">
          <table:table-cell office:value-type="string">
            <text:p>でも、急に話し方を変えたら</text:p>
            <text:p>気味悪がられませんかね…？</text:p>
          </table:table-cell>
          <table:table-cell/>
        </table:table-row>
        <table:table-row table:style-name="ro2">
          <table:table-cell office:value-type="string">
            <text:p>（そうだな、化粧でもすれば</text:p>
            <text:p>だいぶ印象が変わるだろうな…）</text:p>
          </table:table-cell>
          <table:table-cell/>
        </table:table-row>
        <table:table-row table:style-name="ro2">
          <table:table-cell office:value-type="string">
            <text:p>はいこれ</text:p>
            <text:p>使ってみなよ</text:p>
          </table:table-cell>
          <table:table-cell/>
        </table:table-row>
        <table:table-row table:style-name="ro2">
          <table:table-cell office:value-type="string">
            <text:p>なんですか…？</text:p>
            <text:p>あ！ 口紅…！</text:p>
          </table:table-cell>
          <table:table-cell/>
        </table:table-row>
        <table:table-row table:style-name="ro1">
          <table:table-cell office:value-type="string">
            <text:p>え… でも、そんな… 悪いですよ</text:p>
          </table:table-cell>
          <table:table-cell/>
        </table:table-row>
        <table:table-row table:style-name="ro1">
          <table:table-cell office:value-type="string">
            <text:p>いいから、つけてみな</text:p>
          </table:table-cell>
          <table:table-cell/>
        </table:table-row>
        <table:table-row table:style-name="ro1">
          <table:table-cell office:value-type="string">
            <text:p>不幸そうに見えなくなるかもよ？</text:p>
          </table:table-cell>
          <table:table-cell/>
        </table:table-row>
        <table:table-row table:style-name="ro1">
          <table:table-cell office:value-type="string">
            <text:p>いいから、つけてみな</text:p>
          </table:table-cell>
          <table:table-cell/>
        </table:table-row>
        <table:table-row table:style-name="ro1">
          <table:table-cell office:value-type="string">
            <text:p>……じゃあ…</text:p>
          </table:table-cell>
          <table:table-cell/>
        </table:table-row>
        <table:table-row table:style-name="ro1">
          <table:table-cell office:value-type="string">
            <text:p>不幸そうに見えなくなるかもよ？</text:p>
          </table:table-cell>
          <table:table-cell/>
        </table:table-row>
        <table:table-row table:style-name="ro1">
          <table:table-cell office:value-type="string">
            <text:p>…そうですか？ じゃあ…</text:p>
          </table:table-cell>
          <table:table-cell/>
        </table:table-row>
        <table:table-row table:style-name="ro1">
          <table:table-cell office:value-type="string">
            <text:p>…どうですか？</text:p>
          </table:table-cell>
          <table:table-cell/>
        </table:table-row>
        <table:table-row table:style-name="ro1">
          <table:table-cell office:value-type="string">
            <text:p>すごく似合ってる</text:p>
          </table:table-cell>
          <table:table-cell/>
        </table:table-row>
        <table:table-row table:style-name="ro1">
          <table:table-cell office:value-type="string">
            <text:p>不幸そうには見えないよ</text:p>
          </table:table-cell>
          <table:table-cell/>
        </table:table-row>
        <table:table-row table:style-name="ro1">
          <table:table-cell office:value-type="string">
            <text:p>違う色の方が良かったかな…</text:p>
          </table:table-cell>
          <table:table-cell/>
        </table:table-row>
        <table:table-row table:style-name="ro1">
          <table:table-cell office:value-type="string">
            <text:p>ああ すごく似合ってる</text:p>
          </table:table-cell>
          <table:table-cell/>
        </table:table-row>
        <table:table-row table:style-name="ro2">
          <table:table-cell office:value-type="string">
            <text:p>ほんとですか？ へえ…</text:p>
            <text:p>…ちょっと鏡で見てきますね</text:p>
          </table:table-cell>
          <table:table-cell/>
        </table:table-row>
        <table:table-row table:style-name="ro1">
          <table:table-cell office:value-type="string">
            <text:p>おっ？ 不幸そうには見えないよ</text:p>
          </table:table-cell>
          <table:table-cell/>
        </table:table-row>
        <table:table-row table:style-name="ro1">
          <table:table-cell office:value-type="string">
            <text:p>そうですか？ ちょっと鏡で見てきます</text:p>
          </table:table-cell>
          <table:table-cell/>
        </table:table-row>
        <table:table-row table:style-name="ro1">
          <table:table-cell office:value-type="string">
            <text:p>う〜ん… 違う色の方が良かったかな…</text:p>
          </table:table-cell>
          <table:table-cell/>
        </table:table-row>
        <table:table-row table:style-name="ro2">
          <table:table-cell office:value-type="string">
            <text:p>ええっ！？</text:p>
            <text:p>ちょ、ちょっと落としてきます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…この間お客さんに</text:p>
            <text:p>「幸薄そう」って言われた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って… そんなに不幸そうに</text:p>
            <text:p>見えるんでしょうか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（化粧でもすれば</text:p>
            <text:p>だいぶ印象が変わるだろうな…）</text:p>
          </table:table-cell>
          <table:table-cell/>
        </table:table-row>
        <table:table-row table:style-name="ro3">
          <table:table-cell office:value-type="string">
            <text:p>$ci口紅$crを渡しますか？</text:p>
          </table:table-cell>
          <table:table-cell/>
        </table:table-row>
        <table:table-row table:style-name="ro1">
          <table:table-cell office:value-type="string">
            <text:p>何色の口紅を渡しますか？</text:p>
          </table:table-cell>
          <table:table-cell/>
        </table:table-row>
        <table:table-row table:style-name="ro1">
          <table:table-cell office:value-type="string">
            <text:p>レッド</text:p>
          </table:table-cell>
          <table:table-cell/>
        </table:table-row>
        <table:table-row table:style-name="ro1">
          <table:table-cell office:value-type="string">
            <text:p>オレンジ</text:p>
          </table:table-cell>
          <table:table-cell/>
        </table:table-row>
        <table:table-row table:style-name="ro1">
          <table:table-cell office:value-type="string">
            <text:p>ピンク</text:p>
          </table:table-cell>
          <table:table-cell/>
        </table:table-row>
        <table:table-row table:style-name="ro1">
          <table:table-cell office:value-type="string">
            <text:p>ブラウン</text:p>
          </table:table-cell>
          <table:table-cell/>
        </table:table-row>
        <table:table-row table:style-name="ro1">
          <table:table-cell office:value-type="string">
            <text:p>パープル</text:p>
          </table:table-cell>
          <table:table-cell/>
        </table:table-row>
        <table:table-row table:style-name="ro1">
          <table:table-cell office:value-type="string">
            <text:p>やっぱり渡さない</text:p>
          </table:table-cell>
          <table:table-cell/>
        </table:table-row>
        <table:table-row table:style-name="ro1">
          <table:table-cell office:value-type="string">
            <text:p>ん？ 誰だ？</text:p>
          </table:table-cell>
          <table:table-cell/>
        </table:table-row>
        <table:table-row table:style-name="ro2">
          <table:table-cell office:value-type="string">
            <text:p>あの、$puさん</text:p>
            <text:p>口紅の事で…</text:p>
          </table:table-cell>
          <table:table-cell/>
        </table:table-row>
        <table:table-row table:style-name="ro2">
          <table:table-cell office:value-type="string">
            <text:p>あの口紅、すごく高価なんですってね</text:p>
            <text:p>店長に見せたら、びっくりしてました</text:p>
          </table:table-cell>
          <table:table-cell/>
        </table:table-row>
        <table:table-row table:style-name="ro2">
          <table:table-cell office:value-type="string">
            <text:p>$puさんには、本当に色々お世話に</text:p>
            <text:p>なってて、すごく感謝してるんですけど…</text:p>
          </table:table-cell>
          <table:table-cell/>
        </table:table-row>
        <table:table-row table:style-name="ro2">
          <table:table-cell office:value-type="string">
            <text:p>でも、どうして、</text:p>
            <text:p>ここまで親切にしてくれるんですか？</text:p>
          </table:table-cell>
          <table:table-cell/>
        </table:table-row>
        <table:table-row table:style-name="ro2">
          <table:table-cell office:value-type="string">
            <text:p>たしかに、事件に巻き込まれたり</text:p>
            <text:p>記憶を無くしたり、大変ですけど…</text:p>
          </table:table-cell>
          <table:table-cell/>
        </table:table-row>
        <table:table-row table:style-name="ro2">
          <table:table-cell office:value-type="string">
            <text:p>私、大丈夫です もっと自分で</text:p>
            <text:p>頑張って、解決しますから…</text:p>
          </table:table-cell>
          <table:table-cell/>
        </table:table-row>
        <table:table-row table:style-name="ro2">
          <table:table-cell office:value-type="string">
            <text:p>それとも…</text:p>
            <text:p>そんなに頼りなさそうに見えますか…？</text:p>
          </table:table-cell>
          <table:table-cell/>
        </table:table-row>
        <table:table-row table:style-name="ro1">
          <table:table-cell office:value-type="string">
            <text:p>君のことが好きだから放っておけなかった</text:p>
          </table:table-cell>
          <table:table-cell/>
        </table:table-row>
        <table:table-row table:style-name="ro1">
          <table:table-cell office:value-type="string">
            <text:p>確かに、親切にしすぎたかもしれない</text:p>
          </table:table-cell>
          <table:table-cell/>
        </table:table-row>
        <table:table-row table:style-name="ro1">
          <table:table-cell office:value-type="string">
            <text:p>別に深い意味はなかったんだが…</text:p>
          </table:table-cell>
          <table:table-cell/>
        </table:table-row>
        <table:table-row table:style-name="ro1">
          <table:table-cell office:value-type="string">
            <text:p>親切にしてやったのにその言い草はなんだ！</text:p>
          </table:table-cell>
          <table:table-cell/>
        </table:table-row>
        <table:table-row table:style-name="ro2">
          <table:table-cell office:value-type="string">
            <text:p>それは… 君のことが好きだから、</text:p>
            <text:p>放っておけなかったんだ</text:p>
          </table:table-cell>
          <table:table-cell/>
        </table:table-row>
        <table:table-row table:style-name="ro1">
          <table:table-cell office:value-type="string">
            <text:p>えっ…？</text:p>
          </table:table-cell>
          <table:table-cell/>
        </table:table-row>
        <table:table-row table:style-name="ro1">
          <table:table-cell office:value-type="string">
            <text:p>迷惑だったかな…</text:p>
          </table:table-cell>
          <table:table-cell/>
        </table:table-row>
        <table:table-row table:style-name="ro1">
          <table:table-cell office:value-type="string">
            <text:p>えっ… その…</text:p>
          </table:table-cell>
          <table:table-cell/>
        </table:table-row>
        <table:table-row table:style-name="ro1">
          <table:table-cell office:value-type="string">
            <text:p>君が好きなんだ ずっと一緒にいたい</text:p>
          </table:table-cell>
          <table:table-cell/>
        </table:table-row>
        <table:table-row table:style-name="ro1">
          <table:table-cell office:value-type="string">
            <text:p>迷惑なら 俺は身を引くよ</text:p>
          </table:table-cell>
          <table:table-cell/>
        </table:table-row>
        <table:table-row table:style-name="ro1">
          <table:table-cell office:value-type="string">
            <text:p>君が好きなんだ ずっと一緒にいたい</text:p>
          </table:table-cell>
          <table:table-cell/>
        </table:table-row>
        <table:table-row table:style-name="ro1">
          <table:table-cell office:value-type="string">
            <text:p>それは… 本気で言ってるんですか…？</text:p>
          </table:table-cell>
          <table:table-cell/>
        </table:table-row>
        <table:table-row table:style-name="ro1">
          <table:table-cell office:value-type="string">
            <text:p>本気だ</text:p>
          </table:table-cell>
          <table:table-cell/>
        </table:table-row>
        <table:table-row table:style-name="ro1">
          <table:table-cell office:value-type="string">
            <text:p>冗談だ</text:p>
          </table:table-cell>
          <table:table-cell/>
        </table:table-row>
        <table:table-row table:style-name="ro1">
          <table:table-cell office:value-type="string">
            <text:p>本気だ</text:p>
          </table:table-cell>
          <table:table-cell/>
        </table:table-row>
        <table:table-row table:style-name="ro1">
          <table:table-cell office:value-type="string">
            <text:p>……</text:p>
          </table:table-cell>
          <table:table-cell/>
        </table:table-row>
        <table:table-row table:style-name="ro2">
          <table:table-cell office:value-type="string">
            <text:p>はい、嬉しいです</text:p>
            <text:p>$puさんが良ければ…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1">
          <table:table-cell office:value-type="string">
            <text:p>…冗談だ</text:p>
          </table:table-cell>
          <table:table-cell/>
        </table:table-row>
        <table:table-row table:style-name="ro1">
          <table:table-cell office:value-type="string">
            <text:p>えっ！？ な、なんですか！ もうっ！</text:p>
          </table:table-cell>
          <table:table-cell/>
        </table:table-row>
        <table:table-row table:style-name="ro2">
          <table:table-cell office:value-type="string">
            <text:p>か、帰ります</text:p>
            <text:p>おやすみなさい！</text:p>
          </table:table-cell>
          <table:table-cell/>
        </table:table-row>
        <table:table-row table:style-name="ro1">
          <table:table-cell office:value-type="string">
            <text:p>迷惑なら 俺は身を引くよ</text:p>
          </table:table-cell>
          <table:table-cell/>
        </table:table-row>
        <table:table-row table:style-name="ro2">
          <table:table-cell office:value-type="string">
            <text:p>いや、あの…！</text:p>
            <text:p>は、はい… すみません…</text:p>
          </table:table-cell>
          <table:table-cell/>
        </table:table-row>
        <table:table-row table:style-name="ro1">
          <table:table-cell office:value-type="string">
            <text:p>確かに、親切にしすぎたかもしれないな</text:p>
          </table:table-cell>
          <table:table-cell/>
        </table:table-row>
        <table:table-row table:style-name="ro1">
          <table:table-cell office:value-type="string">
            <text:p>別に深い意味はなかったんだが…</text:p>
          </table:table-cell>
          <table:table-cell/>
        </table:table-row>
        <table:table-row table:style-name="ro1">
          <table:table-cell office:value-type="string">
            <text:p>親切にしてやったのにその言い草はなんだ！</text:p>
          </table:table-cell>
          <table:table-cell/>
        </table:table-row>
        <table:table-row table:style-name="ro2">
          <table:table-cell office:value-type="string">
            <text:p>すみません せっかく親切にして</text:p>
            <text:p>もらったのにこんな事言って…</text:p>
          </table:table-cell>
          <table:table-cell/>
        </table:table-row>
        <table:table-row table:style-name="ro2">
          <table:table-cell office:value-type="string">
            <text:p>それじゃあ 帰ります</text:p>
            <text:p>夜分遅く失礼しました</text:p>
          </table:table-cell>
          <table:table-cell/>
        </table:table-row>
        <table:table-row table:style-name="ro1">
          <table:table-cell office:value-type="string">
            <text:p>おやすみなさ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いらっしゃいませ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あ、$puさん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今、彼女と一緒に住んでいるそうですね…</text:p>
          </table:table-cell>
          <table:table-cell/>
        </table:table-row>
        <table:table-row table:style-name="ro1">
          <table:table-cell office:value-type="string">
            <text:p>はいこれ プレゼント</text:p>
          </table:table-cell>
          <table:table-cell/>
        </table:table-row>
        <table:table-row table:style-name="ro2">
          <table:table-cell office:value-type="string">
            <text:p>えっ いいんですか？</text:p>
            <text:p>ありがとうございます！</text:p>
          </table:table-cell>
          <table:table-cell/>
        </table:table-row>
        <table:table-row table:style-name="ro1">
          <table:table-cell office:value-type="string">
            <text:p>わぁ かわいいパジャマですね！</text:p>
          </table:table-cell>
          <table:table-cell/>
        </table:table-row>
        <table:table-row table:style-name="ro1">
          <table:table-cell office:value-type="string">
            <text:p>似合いますか？</text:p>
          </table:table-cell>
          <table:table-cell/>
        </table:table-row>
        <table:table-row table:style-name="ro1">
          <table:table-cell office:value-type="string">
            <text:p>わっ…！ これ、ネグリジェ… ですね</text:p>
          </table:table-cell>
          <table:table-cell/>
        </table:table-row>
        <table:table-row table:style-name="ro2">
          <table:table-cell office:value-type="string">
            <text:p>こういうの初めて着ます…</text:p>
            <text:p>似合ってますか？</text:p>
          </table:table-cell>
          <table:table-cell/>
        </table:table-row>
        <table:table-row table:style-name="ro2">
          <table:table-cell office:value-type="string">
            <text:p>あっ 水着！</text:p>
            <text:p>私、こう見えて泳ぐのは得意なんですよ</text:p>
          </table:table-cell>
          <table:table-cell/>
        </table:table-row>
        <table:table-row table:style-name="ro1">
          <table:table-cell office:value-type="string">
            <text:p>今度暇な時に、一緒に海に行きましょう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あ、$puさん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来てくれたんですか？</text:p>
          </table:table-cell>
          <table:table-cell/>
        </table:table-row>
        <table:table-row table:style-name="ro1">
          <table:table-cell office:value-type="string">
            <text:p>よかった 元気そうだな</text:p>
          </table:table-cell>
          <table:table-cell/>
        </table:table-row>
        <table:table-row table:style-name="ro1">
          <table:table-cell office:value-type="string">
            <text:p>なんだ 元気そうだな がっかりだよ</text:p>
          </table:table-cell>
          <table:table-cell/>
        </table:table-row>
        <table:table-row table:style-name="ro1">
          <table:table-cell office:value-type="string">
            <text:p>具合はどう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よかった 元気そうだな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はい 傷の方はもう大丈夫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なんだ 元気そうだな がっかりだ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えっ… す、すみません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具合はどう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傷の方はもう大丈夫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記憶の方は まだ思い出せなく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脳は異常ないらしいですけど、先生には</text:p>
            <text:p>あせらない樣にって言われて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…そうだ、この町の公園で</text:p>
            <text:p>週末に盆踊りをやってるらしい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盆踊りは… 行ったことがあるような</text:p>
            <text:p>気もするんです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（盆踊りの記憶がかすかにあるようだ…）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（盆踊りを連想する物を見せれば</text:p>
            <text:p><text:s/>記憶が戻るかもしれないな…）</text:p>
          </table:table-cell>
          <table:table-cell/>
        </table:table-row>
        <table:table-row table:style-name="ro3">
          <table:table-cell office:value-type="string">
            <text:p>$ciお面$crを渡し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なんですか？ これ…</text:p>
          </table:table-cell>
          <table:table-cell/>
        </table:table-row>
        <table:table-row table:style-name="ro1">
          <table:table-cell office:value-type="string">
            <text:p>お面だよ 盆踊りの屋台で売ってたんだ</text:p>
          </table:table-cell>
          <table:table-cell/>
        </table:table-row>
        <table:table-row table:style-name="ro1">
          <table:table-cell office:value-type="string">
            <text:p>盆踊りの…？ あっ そういえば…！</text:p>
          </table:table-cell>
          <table:table-cell/>
        </table:table-row>
        <table:table-row table:style-name="ro2">
          <table:table-cell office:value-type="string">
            <text:p>お面の屋台って あの、いろんなお面が</text:p>
            <text:p>ならんでいる、あれですよね！？</text:p>
          </table:table-cell>
          <table:table-cell/>
        </table:table-row>
        <table:table-row table:style-name="ro2">
          <table:table-cell office:value-type="string">
            <text:p>ありがとうございます！ $puさん</text:p>
            <text:p>少し、思い出せたような気がします…！</text:p>
          </table:table-cell>
          <table:table-cell/>
        </table:table-row>
        <table:table-row table:style-name="ro1">
          <table:table-cell office:value-type="string">
            <text:p>どのお面を渡しますか？</text:p>
          </table:table-cell>
          <table:table-cell/>
        </table:table-row>
        <table:table-row table:style-name="ro1">
          <table:table-cell office:value-type="string">
            <text:p>ヒーロー</text:p>
          </table:table-cell>
          <table:table-cell/>
        </table:table-row>
        <table:table-row table:style-name="ro1">
          <table:table-cell office:value-type="string">
            <text:p>魔女っ子</text:p>
          </table:table-cell>
          <table:table-cell/>
        </table:table-row>
        <table:table-row table:style-name="ro3">
          <table:table-cell office:value-type="string">
            <text:p>$ci浴衣$crを見せますか？</text:p>
          </table:table-cell>
          <table:table-cell/>
        </table:table-row>
        <table:table-row table:style-name="ro3">
          <table:table-cell office:value-type="string">
            <text:p>$ci金魚$crを渡しますか？</text:p>
          </table:table-cell>
          <table:table-cell/>
        </table:table-row>
        <table:table-row table:style-name="ro3">
          <table:table-cell office:value-type="string">
            <text:p>$ci金魚鉢$crを渡しますか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なんですか？ こ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浴衣だよ 盆踊りに着ていく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金魚だよ 盆踊りの屋台で売ってた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金魚鉢だよ 盆踊りの屋台で売ってたんだ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盆踊りの…？ あっ そういえば…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盆踊りには、みんな浴衣を着て</text:p>
            <text:p>出かけるんですよね！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盆踊りには金魚すくいがあるんですよね！？</text:p>
            <text:p>私もしたことあるような気がし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りがとうございます！ $puさん</text:p>
            <text:p>少し、思い出せたような気がします…！</text:p>
          </table:table-cell>
          <table:table-cell/>
        </table:table-row>
        <table:table-row table:style-name="ro1">
          <table:table-cell office:value-type="string">
            <text:p>見せる</text:p>
          </table:table-cell>
          <table:table-cell/>
        </table:table-row>
        <table:table-row table:style-name="ro1">
          <table:table-cell office:value-type="string">
            <text:p>見せな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おかげで少し思い出せたような気がします</text:p>
            <text:p>ありがとうございました</text:p>
          </table:table-cell>
          <table:table-cell/>
        </table:table-row>
        <table:table-row table:style-name="ro3">
          <table:table-cell office:value-type="string">
            <text:p>あっ $puさん</text:p>
          </table:table-cell>
          <table:table-cell/>
        </table:table-row>
        <table:table-row table:style-name="ro1">
          <table:table-cell office:value-type="string">
            <text:p>どうですか？ この浴衣</text:p>
          </table:table-cell>
          <table:table-cell/>
        </table:table-row>
        <table:table-row table:style-name="ro1">
          <table:table-cell office:value-type="string">
            <text:p>店長から借りたんですけど…</text:p>
          </table:table-cell>
          <table:table-cell/>
        </table:table-row>
        <table:table-row table:style-name="ro1">
          <table:table-cell office:value-type="string">
            <text:p>うん よく似合ってる</text:p>
          </table:table-cell>
          <table:table-cell/>
        </table:table-row>
        <table:table-row table:style-name="ro1">
          <table:table-cell office:value-type="string">
            <text:p>まあ… 似合ってるんじゃない？</text:p>
          </table:table-cell>
          <table:table-cell/>
        </table:table-row>
        <table:table-row table:style-name="ro1">
          <table:table-cell office:value-type="string">
            <text:p>ちょっと… 似合ってないな…</text:p>
          </table:table-cell>
          <table:table-cell/>
        </table:table-row>
        <table:table-row table:style-name="ro1">
          <table:table-cell office:value-type="string">
            <text:p>全然似合ってないね</text:p>
          </table:table-cell>
          <table:table-cell/>
        </table:table-row>
        <table:table-row table:style-name="ro1">
          <table:table-cell office:value-type="string">
            <text:p>似合ってるよ 幽霊みたいだ</text:p>
          </table:table-cell>
          <table:table-cell/>
        </table:table-row>
        <table:table-row table:style-name="ro1">
          <table:table-cell office:value-type="string">
            <text:p>うん よく似合ってる</text:p>
          </table:table-cell>
          <table:table-cell/>
        </table:table-row>
        <table:table-row table:style-name="ro2">
          <table:table-cell office:value-type="string">
            <text:p>ほんとですか？</text:p>
            <text:p>…ちょっと照れますね</text:p>
          </table:table-cell>
          <table:table-cell/>
        </table:table-row>
        <table:table-row table:style-name="ro1">
          <table:table-cell office:value-type="string">
            <text:p>まあ… 似合ってるんじゃない？</text:p>
          </table:table-cell>
          <table:table-cell/>
        </table:table-row>
        <table:table-row table:style-name="ro1">
          <table:table-cell office:value-type="string">
            <text:p>そうですか？ よかった</text:p>
          </table:table-cell>
          <table:table-cell/>
        </table:table-row>
        <table:table-row table:style-name="ro1">
          <table:table-cell office:value-type="string">
            <text:p>ちょっと… 似合ってないな…</text:p>
          </table:table-cell>
          <table:table-cell/>
        </table:table-row>
        <table:table-row table:style-name="ro1">
          <table:table-cell office:value-type="string">
            <text:p>そうですか…</text:p>
          </table:table-cell>
          <table:table-cell/>
        </table:table-row>
        <table:table-row table:style-name="ro1">
          <table:table-cell office:value-type="string">
            <text:p>全然似合ってないね</text:p>
          </table:table-cell>
          <table:table-cell/>
        </table:table-row>
        <table:table-row table:style-name="ro2">
          <table:table-cell office:value-type="string">
            <text:p>ええっ…</text:p>
            <text:p>そんな、はっきり言わなくても…</text:p>
          </table:table-cell>
          <table:table-cell/>
        </table:table-row>
        <table:table-row table:style-name="ro1">
          <table:table-cell office:value-type="string">
            <text:p>似合ってるよ 幽霊みたいだ</text:p>
          </table:table-cell>
          <table:table-cell/>
        </table:table-row>
        <table:table-row table:style-name="ro1">
          <table:table-cell office:value-type="string">
            <text:p>ええっ！？ そんな、ひどいですよ</text:p>
          </table:table-cell>
          <table:table-cell/>
        </table:table-row>
        <table:table-row table:style-name="ro1">
          <table:table-cell office:value-type="string">
            <text:p>それじゃあ 色々見て回りましょうか</text:p>
          </table:table-cell>
          <table:table-cell/>
        </table:table-row>
        <table:table-row table:style-name="ro3">
          <table:table-cell office:value-type="string">
            <text:p>あの、$puさん…</text:p>
          </table:table-cell>
          <table:table-cell/>
        </table:table-row>
        <table:table-row table:style-name="ro2">
          <table:table-cell office:value-type="string">
            <text:p>あまり、物騒な事件に関わらない方が</text:p>
            <text:p>いいと思うんですけど…</text:p>
          </table:table-cell>
          <table:table-cell/>
        </table:table-row>
        <table:table-row table:style-name="ro1">
          <table:table-cell office:value-type="string">
            <text:p>やっぱり、警察の方が慣れてるし…</text:p>
          </table:table-cell>
          <table:table-cell/>
        </table:table-row>
        <table:table-row table:style-name="ro1">
          <table:table-cell office:value-type="string">
            <text:p>…えっと その… 心配ですし…</text:p>
          </table:table-cell>
          <table:table-cell/>
        </table:table-row>
        <table:table-row table:style-name="ro1">
          <table:table-cell office:value-type="string">
            <text:p>ありがとう でも捜査はやめない</text:p>
          </table:table-cell>
          <table:table-cell/>
        </table:table-row>
        <table:table-row table:style-name="ro1">
          <table:table-cell office:value-type="string">
            <text:p>ありがとう 少し考えてみるよ</text:p>
          </table:table-cell>
          <table:table-cell/>
        </table:table-row>
        <table:table-row table:style-name="ro1">
          <table:table-cell office:value-type="string">
            <text:p>これは俺の問題だ 捜査はやめない</text:p>
          </table:table-cell>
          <table:table-cell/>
        </table:table-row>
        <table:table-row table:style-name="ro1">
          <table:table-cell office:value-type="string">
            <text:p>これは俺の問題だ 放っておいてくれ</text:p>
          </table:table-cell>
          <table:table-cell/>
        </table:table-row>
        <table:table-row table:style-name="ro2">
          <table:table-cell office:value-type="string">
            <text:p>ありがとう</text:p>
            <text:p>でも捜査をやめるつもりはないな</text:p>
          </table:table-cell>
          <table:table-cell/>
        </table:table-row>
        <table:table-row table:style-name="ro1">
          <table:table-cell office:value-type="string">
            <text:p>…そうですか……</text:p>
          </table:table-cell>
          <table:table-cell/>
        </table:table-row>
        <table:table-row table:style-name="ro1">
          <table:table-cell office:value-type="string">
            <text:p>ありがとう 少し考えてみるよ</text:p>
          </table:table-cell>
          <table:table-cell/>
        </table:table-row>
        <table:table-row table:style-name="ro1">
          <table:table-cell office:value-type="string">
            <text:p>何かあってからじゃあ、遅いですからね</text:p>
          </table:table-cell>
          <table:table-cell/>
        </table:table-row>
        <table:table-row table:style-name="ro1">
          <table:table-cell office:value-type="string">
            <text:p>これは俺の問題だ 捜査はやめない</text:p>
          </table:table-cell>
          <table:table-cell/>
        </table:table-row>
        <table:table-row table:style-name="ro1">
          <table:table-cell office:value-type="string">
            <text:p>そうですか …分かりました</text:p>
          </table:table-cell>
          <table:table-cell/>
        </table:table-row>
        <table:table-row table:style-name="ro1">
          <table:table-cell office:value-type="string">
            <text:p>これは俺の問題だ 放っておいてくれ</text:p>
          </table:table-cell>
          <table:table-cell/>
        </table:table-row>
        <table:table-row table:style-name="ro1">
          <table:table-cell office:value-type="string">
            <text:p>そ、そうですか……</text:p>
          </table:table-cell>
          <table:table-cell/>
        </table:table-row>
        <table:table-row table:style-name="ro2">
          <table:table-cell office:value-type="string">
            <text:p>今日はありがとうございました</text:p>
            <text:p>来てくれて嬉しかったです</text:p>
          </table:table-cell>
          <table:table-cell/>
        </table:table-row>
        <table:table-row table:style-name="ro2">
          <table:table-cell office:value-type="string">
            <text:p>…お祭りっていいですね</text:p>
            <text:p>いろんな人がいて、にぎやかで…</text:p>
          </table:table-cell>
          <table:table-cell/>
        </table:table-row>
        <table:table-row table:style-name="ro2">
          <table:table-cell office:value-type="string">
            <text:p>あの時はいろんな事があって</text:p>
            <text:p>每日大変だったけど…</text:p>
          </table:table-cell>
          <table:table-cell/>
        </table:table-row>
        <table:table-row table:style-name="ro2">
          <table:table-cell office:value-type="string">
            <text:p>お祭りは、今年と同じように</text:p>
            <text:p>これからもずっと続いていくんでしょうね…</text:p>
          </table:table-cell>
          <table:table-cell/>
        </table:table-row>
        <table:table-row table:style-name="ro2">
          <table:table-cell office:value-type="string">
            <text:p>今日は、付き合ってくれて</text:p>
            <text:p>ありがとうございました</text:p>
          </table:table-cell>
          <table:table-cell/>
        </table:table-row>
        <table:table-row table:style-name="ro1">
          <table:table-cell office:value-type="string">
            <text:p>それじゃあ おやすみなさ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わあ！ すごいですね！</text:p>
            <text:p>こんなにお面がたくさん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こんなにたくさんあると</text:p>
            <text:p>目移りして、なかなか決められないですね</text:p>
          </table:table-cell>
          <table:table-cell/>
        </table:table-row>
        <table:table-row table:style-name="ro1">
          <table:table-cell office:value-type="string">
            <text:p>ヒーローのお面がいいよ</text:p>
          </table:table-cell>
          <table:table-cell/>
        </table:table-row>
        <table:table-row table:style-name="ro1">
          <table:table-cell office:value-type="string">
            <text:p>魔女っ子のお面がいいよ</text:p>
          </table:table-cell>
          <table:table-cell/>
        </table:table-row>
        <table:table-row table:style-name="ro1">
          <table:table-cell office:value-type="string">
            <text:p>お面で紀子の顔が見えなくなるのは嫌だな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ふふっ</text:p>
            <text:p>私もそう思ってたん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、そうですか？</text:p>
            <text:p>あ、ありがとうございます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つ、次のお店に行きましょうか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りがとうございます</text:p>
            <text:p>大事にし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$puさん 以前、私が入院してるときに</text:p>
            <text:p>お面を持って来てくれましたよね</text:p>
          </table:table-cell>
          <table:table-cell/>
        </table:table-row>
        <table:table-row table:style-name="ro1">
          <table:table-cell office:value-type="string">
            <text:p>紀子に似合うと思ったんだ</text:p>
          </table:table-cell>
          <table:table-cell/>
        </table:table-row>
        <table:table-row table:style-name="ro1">
          <table:table-cell office:value-type="string">
            <text:p>記憶が戻る役には立てなかったな…</text:p>
          </table:table-cell>
          <table:table-cell/>
        </table:table-row>
        <table:table-row table:style-name="ro1">
          <table:table-cell office:value-type="string">
            <text:p>そんなことあったっけ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りがとうございます</text:p>
            <text:p>あのお面、今も部屋に飾って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んなことないです</text:p>
            <text:p>すごく役に立ちました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もう忘れちゃいましたか？</text:p>
            <text:p>でも、私ははっきり覚えてま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だって、記憶は戻らなかったですけど</text:p>
            <text:p>新しい思い出ができたんですから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ちょっと、お腹がすきましたね</text:p>
            <text:p>何か食べましょうか</text:p>
          </table:table-cell>
          <table:table-cell/>
        </table:table-row>
        <table:table-row table:style-name="ro1">
          <table:table-cell office:value-type="string">
            <text:p>俺もお腹が減ったな</text:p>
          </table:table-cell>
          <table:table-cell/>
        </table:table-row>
        <table:table-row table:style-name="ro1">
          <table:table-cell office:value-type="string">
            <text:p>俺はまだ大丈夫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か？</text:p>
            <text:p>じゃあもうちょっと見て行きましょうか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私に… ですか？</text:p>
          </table:table-cell>
          <table:table-cell/>
        </table:table-row>
        <table:table-row table:style-name="ro1">
          <table:table-cell office:value-type="string">
            <text:p>もう少しお面を見ていく</text:p>
          </table:table-cell>
          <table:table-cell/>
        </table:table-row>
        <table:table-row table:style-name="ro1">
          <table:table-cell office:value-type="string">
            <text:p>それよりも腹が減っ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フフッ そうですか？</text:p>
            <text:p>じゃあどこか食べ物屋さんに行きましょう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わあ！ りんご飴ですよ！</text:p>
            <text:p>美味しそうですね</text:p>
          </table:table-cell>
          <table:table-cell/>
        </table:table-row>
        <table:table-row table:style-name="ro1">
          <table:table-cell office:value-type="string">
            <text:p>りんご飴を買ってあげる</text:p>
          </table:table-cell>
          <table:table-cell/>
        </table:table-row>
        <table:table-row table:style-name="ro1">
          <table:table-cell office:value-type="string">
            <text:p>それよりもカキ氷が食べた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ら？ $puさん</text:p>
            <text:p>お財布忘れてきちゃたんですか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心配しないでください 私が払いま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大きなりんご！</text:p>
            <text:p>ひとりじゃ食べきれない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ふたりで半分こにしましょう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か？</text:p>
            <text:p>それじゃあカキ氷屋さんに行きましょうか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こうやってお店を見て步くだけでも</text:p>
            <text:p>お祭りって楽しいですよ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！ カキ氷屋さんですよ</text:p>
            <text:p>冷たくて美味しそう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言えば</text:p>
            <text:p>今年はまだ一度も食べてないな…</text:p>
          </table:table-cell>
          <table:table-cell/>
        </table:table-row>
        <table:table-row table:style-name="ro1">
          <table:table-cell office:value-type="string">
            <text:p>かき氷を買ってあげる</text:p>
          </table:table-cell>
          <table:table-cell/>
        </table:table-row>
        <table:table-row table:style-name="ro1">
          <table:table-cell office:value-type="string">
            <text:p>それより早く休みた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？ 買ってくれるんですか？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たくさん見て回りましたね</text:p>
            <text:p>ちょっと休みましょうか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…今日はずいぶん步き回りましたからね</text:p>
            <text:p>ちょっと休みましょう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…</text:p>
          </table:table-cell>
          <table:table-cell/>
        </table:table-row>
        <table:table-row table:style-name="ro1">
          <table:table-cell office:value-type="string">
            <text:p>俺って</text:p>
          </table:table-cell>
          <table:table-cell/>
        </table:table-row>
        <table:table-row table:style-name="ro1">
          <table:table-cell office:value-type="string">
            <text:p>片山って</text:p>
          </table:table-cell>
          <table:table-cell/>
        </table:table-row>
        <table:table-row table:style-name="ro1">
          <table:table-cell office:value-type="string">
            <text:p>ゆきって</text:p>
          </table:table-cell>
          <table:table-cell/>
        </table:table-row>
        <table:table-row table:style-name="ro1">
          <table:table-cell office:value-type="string">
            <text:p>綾って</text:p>
          </table:table-cell>
          <table:table-cell/>
        </table:table-row>
        <table:table-row table:style-name="ro1">
          <table:table-cell office:value-type="string">
            <text:p>お似合いだよな</text:p>
          </table:table-cell>
          <table:table-cell/>
        </table:table-row>
        <table:table-row table:style-name="ro1">
          <table:table-cell office:value-type="string">
            <text:p>似てるよな</text:p>
          </table:table-cell>
          <table:table-cell/>
        </table:table-row>
        <table:table-row table:style-name="ro1">
          <table:table-cell office:value-type="string">
            <text:p>相性悪い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俺っ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片山っ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ゆきっ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俺って お似合いだ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片山って お似合いだ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ゆきって お似合いだ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俺って 似てる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片山って 似てる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ゆきって 似てる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俺って 相性悪い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片山って 相性悪い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ゆきって 相性悪いよな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！？</text:p>
            <text:p>は、はいっ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か？</text:p>
            <text:p>何だか正反对な気がしますけど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だって、$puさんたら時々私に</text:p>
            <text:p>ひどいこと言うじゃないですか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確かに抜けてるところは</text:p>
            <text:p>似てるかも知れません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ね 性格が全然違うから</text:p>
            <text:p>逆に気が合うかも知れません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綾っ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綾って お似合いだ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綾って 似てる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と 綾って 相性悪いよな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はい 綾さんみたいな落ち着いた人だと</text:p>
            <text:p>私も何だか安心して話せ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んなことないですよ</text:p>
            <text:p>綾さんて大人の女性じゃないですか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、全然そうじゃないから</text:p>
            <text:p>綾さんにすごく憧れてるん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そんな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きゅ、急に変なこと言わないでください…</text:p>
            <text:p>ふたりが見てるじゃないですか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はい 確かにそうかも知れません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何だか私に意地悪するのが</text:p>
            <text:p>楽しくて仕方ないように見え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！？</text:p>
            <text:p>か、からかわないでください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ゴ、ゴホン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ほ、ほら</text:p>
            <text:p>片山さんも困ってるじゃないですか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の、紀子さん</text:p>
            <text:p>そ、それはどういう意味でありますか！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ふふっ そういうところです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っ、そんなことはないであります！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…だそうです</text:p>
          </table:table-cell>
          <table:table-cell/>
        </table:table-row>
        <table:table-row table:style-name="ro3">
          <table:table-cell office:value-type="string">
            <text:p>彼女C</text:p>
          </table:table-cell>
          <table:table-cell/>
        </table:table-row>
        <table:table-row table:style-name="ro1">
          <table:table-cell office:value-type="string">
            <text:p>ふふっ ありがとう</text:p>
          </table:table-cell>
          <table:table-cell/>
        </table:table-row>
        <table:table-row table:style-name="ro3">
          <table:table-cell office:value-type="string">
            <text:p>彼女C</text:p>
          </table:table-cell>
          <table:table-cell/>
        </table:table-row>
        <table:table-row table:style-name="ro2">
          <table:table-cell office:value-type="string">
            <text:p>ありがとう</text:p>
            <text:p>でも、なんだか照れるわ</text:p>
          </table:table-cell>
          <table:table-cell/>
        </table:table-row>
        <table:table-row table:style-name="ro3">
          <table:table-cell office:value-type="string">
            <text:p>彼女C</text:p>
          </table:table-cell>
          <table:table-cell/>
        </table:table-row>
        <table:table-row table:style-name="ro2">
          <table:table-cell office:value-type="string">
            <text:p>あら？ そんなことないわよ</text:p>
            <text:p>私たち結構気が合いそうよね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はい！ そうですよ</text:p>
            <text:p>変なこと言わないでください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え〜 そう？</text:p>
            <text:p>ゆきと白石さん 似てると思うけどな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落ち着いてて 美人で</text:p>
            <text:p>はかなげなところとかさ〜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ふふっ そうです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えっ そうですか？</text:p>
            <text:p>むしろ正反对な気が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え〜 何で〜？</text:p>
            <text:p>ゆきと白石さん 似てると思うけどな〜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えっ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全然 悪くないよ！</text:p>
            <text:p>$puさん 何言ってるの！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ゆきと白石さん</text:p>
            <text:p>こんなに仲良しなのにね〜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ね、ね〜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…</text:p>
          </table:table-cell>
          <table:table-cell/>
        </table:table-row>
        <table:table-row table:style-name="ro1">
          <table:table-cell office:value-type="string">
            <text:p>顔は</text:p>
          </table:table-cell>
          <table:table-cell/>
        </table:table-row>
        <table:table-row table:style-name="ro1">
          <table:table-cell office:value-type="string">
            <text:p>性格は</text:p>
          </table:table-cell>
          <table:table-cell/>
        </table:table-row>
        <table:table-row table:style-name="ro1">
          <table:table-cell office:value-type="string">
            <text:p>仕事は</text:p>
          </table:table-cell>
          <table:table-cell/>
        </table:table-row>
        <table:table-row table:style-name="ro1">
          <table:table-cell office:value-type="string">
            <text:p>いいよな</text:p>
          </table:table-cell>
          <table:table-cell/>
        </table:table-row>
        <table:table-row table:style-name="ro1">
          <table:table-cell office:value-type="string">
            <text:p>好きだな</text:p>
          </table:table-cell>
          <table:table-cell/>
        </table:table-row>
        <table:table-row table:style-name="ro1">
          <table:table-cell office:value-type="string">
            <text:p>変だよな</text:p>
          </table:table-cell>
          <table:table-cell/>
        </table:table-row>
        <table:table-row table:style-name="ro1">
          <table:table-cell office:value-type="string">
            <text:p>キツイよな</text:p>
          </table:table-cell>
          <table:table-cell/>
        </table:table-row>
        <table:table-row table:style-name="ro1">
          <table:table-cell office:value-type="string">
            <text:p>嫌い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顔は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性格は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仕事は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顔は いい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性格は いい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仕事は いい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顔は 変だ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性格は 変だ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仕事は 変だ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顔は 好き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性格は 好き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仕事は 好き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顔は キツイ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性格は キツイ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仕事は キツイよ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顔は 嫌い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性格は 嫌い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の 仕事は 嫌いだな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、ありがとうございます</text:p>
            <text:p>…うれしい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！ 私、そんな変な顔してますか？</text:p>
            <text:p>ショックです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！ 私、そんなキツイ顔してますか？</text:p>
            <text:p>ショックです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、ありがとうございます</text:p>
            <text:p>…嬉しい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ひ、ひどいです！</text:p>
            <text:p>そこまで言わなくても良いじゃないですか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そう言ってもらえると嬉しい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へ、変じゃありませんよ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か？</text:p>
            <text:p>初めて言われました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、ありがとうございます</text:p>
            <text:p>…嬉しい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す、すみません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ふふっ</text:p>
            <text:p>ずっとパチンコに囲まれてますから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んなことありませんよ</text:p>
            <text:p>ちゃんとしたお仕事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ね</text:p>
            <text:p>でも、やりがいがあって楽しい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ふふっ</text:p>
            <text:p>ずっとパチンコに囲まれてますから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か…</text:p>
            <text:p>でも私は今の仕事好きで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…</text:p>
          </table:table-cell>
          <table:table-cell/>
        </table:table-row>
        <table:table-row table:style-name="ro1">
          <table:table-cell office:value-type="string">
            <text:p>いつ</text:p>
          </table:table-cell>
          <table:table-cell/>
        </table:table-row>
        <table:table-row table:style-name="ro1">
          <table:table-cell office:value-type="string">
            <text:p>どこで</text:p>
          </table:table-cell>
          <table:table-cell/>
        </table:table-row>
        <table:table-row table:style-name="ro1">
          <table:table-cell office:value-type="string">
            <text:p>どうやって</text:p>
          </table:table-cell>
          <table:table-cell/>
        </table:table-row>
        <table:table-row table:style-name="ro1">
          <table:table-cell office:value-type="string">
            <text:p>何のために</text:p>
          </table:table-cell>
          <table:table-cell/>
        </table:table-row>
        <table:table-row table:style-name="ro1">
          <table:table-cell office:value-type="string">
            <text:p>遊んでるんだ？</text:p>
          </table:table-cell>
          <table:table-cell/>
        </table:table-row>
        <table:table-row table:style-name="ro1">
          <table:table-cell office:value-type="string">
            <text:p>慟いてるんだ？</text:p>
          </table:table-cell>
          <table:table-cell/>
        </table:table-row>
        <table:table-row table:style-name="ro1">
          <table:table-cell office:value-type="string">
            <text:p>生まれ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いつ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こで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うやっ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いつ 遊んで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こで 遊んで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うやって 遊んで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何のために 遊んで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いつ 慟いて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こで 慟いて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うやって 慟いて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何のために 慟いて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いつ 生まれ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こで 生まれ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どうやって 生まれ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 何のために 生まれたんだ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仕事が休みの日に遊んで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お休みの日は特に決まってなくて</text:p>
            <text:p>お店の樣子を見ながら休ませてもらって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ごめんなさい</text:p>
            <text:p>覚えてないんです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まり、どこかに遊びに行ったりはしないで</text:p>
            <text:p>ウチで遊び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銀玉会館で慟かせてもらってるって</text:p>
            <text:p>前に言いませんでしたっけ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ごめんなさい</text:p>
            <text:p>覚えてないんです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まり外に出て遊んだりはしないです</text:p>
            <text:p>家の中でノンビリ過ごすのが好きな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景品の交換をしたり、フロアの掃除をしたり</text:p>
            <text:p>結構忙しいん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ご、ごめんなさい</text:p>
            <text:p>覚えてない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！？</text:p>
            <text:p>…楽しいからじゃダメですか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生活のためですけど…</text:p>
            <text:p>いけませんか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えっ！？</text:p>
            <text:p>…そんなの考えたこともない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の退院祝いだなんて…</text:p>
            <text:p>すごく嬉しいです ありがとうございます</text:p>
          </table:table-cell>
          <table:table-cell/>
        </table:table-row>
        <table:table-row table:style-name="ro1">
          <table:table-cell office:value-type="string">
            <text:p>入院中の樣子を聞く</text:p>
          </table:table-cell>
          <table:table-cell/>
        </table:table-row>
        <table:table-row table:style-name="ro1">
          <table:table-cell office:value-type="string">
            <text:p>料理を勧める</text:p>
          </table:table-cell>
          <table:table-cell/>
        </table:table-row>
        <table:table-row table:style-name="ro1">
          <table:table-cell office:value-type="string">
            <text:p>今日の言いだしっぺは片山だと教える</text:p>
          </table:table-cell>
          <table:table-cell/>
        </table:table-row>
        <table:table-row table:style-name="ro1">
          <table:table-cell office:value-type="string">
            <text:p>この１年間のことを聞く</text:p>
          </table:table-cell>
          <table:table-cell/>
        </table:table-row>
        <table:table-row table:style-name="ro1">
          <table:table-cell office:value-type="string">
            <text:p>紀子の目をじっと見つめる</text:p>
          </table:table-cell>
          <table:table-cell/>
        </table:table-row>
        <table:table-row table:style-name="ro1">
          <table:table-cell office:value-type="string">
            <text:p>紀子に自分の思いをぶつけ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入院中の生活はどうだったんだ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ね</text:p>
            <text:p>最初はすごく不安でした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でも、加納先生がすごく良くしてくれ</text:p>
            <text:p>すぐに生活に慣れることができまし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先生は医師としての当然の務めだって</text:p>
            <text:p>言ってましたけど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でも、患者さんひとりひとりに</text:p>
            <text:p>すごく親身になって接してるん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仕事だからって、あんな風には</text:p>
            <text:p>なかなかできないと思う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、加納先生に担当してもらえて</text:p>
            <text:p>本当に良かった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$puさんもお見舞いに来てくれて</text:p>
            <text:p>本当にありがとうございまし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の頃は本当に心細かったから…</text:p>
            <text:p>すごく嬉しかったんで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ホラホラ 病みあがりなんだから</text:p>
            <text:p>たくさん食べて、体力をつけないと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ふふ $puさん</text:p>
            <text:p>何だか、お母さんみたい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これでも今日はいつもより</text:p>
            <text:p>たくさん食べてるん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、どうも食が細いみたいで…</text:p>
            <text:p>先生からも貧血気味だって言われたん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今回の集まりは</text:p>
            <text:p>片山がやろうって言い出したことなんだ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えっ そうだったんですか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片山さん ありがとうござい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、あはは てっ、照れるであります</text:p>
            <text:p>本官は当然のことをしたまで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記憶を失い、知り合いすらいない環境で</text:p>
            <text:p>紀子さんはさぞ大変だと思い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すが、われわれはいつでも紀子さんの</text:p>
            <text:p>力になると知っておいて欲しいでありま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嬉しいです…</text:p>
            <text:p>ありがとうございます…</text:p>
          </table:table-cell>
          <table:table-cell/>
        </table:table-row>
        <table:table-row table:style-name="ro1">
          <table:table-cell office:value-type="string">
            <text:p>（ふたりが良いムードになってしまった…）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（紀子……）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ど、どうしたんですか？</text:p>
            <text:p>急に黙っ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や、やだ 酔っちゃったのかな？</text:p>
            <text:p>なんだか顔が熟い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ほ、ほら 食べないと</text:p>
            <text:p>お造りなくなっちゃいま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お、お肉が焼けてますね</text:p>
            <text:p>早く食べないと焦げちゃいます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１年間、どうしてたんだ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この１年間は大学に通ってました</text:p>
            <text:p>私の元の生活に戻ってた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だけど、父のこと… この町のこと…</text:p>
            <text:p>色んなことがずっと心に引っかかって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自分の気持ちを確かめたくて…</text:p>
            <text:p>それでまたこの町に来てみることにした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こうやって、大勢で囲んで食べる食事って</text:p>
            <text:p>すごく美味しく感じますよ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いいお天気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きれいな町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パチパラ町とは、全然雰囲気が違い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公園に人が集まってま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何をされているんでしょうか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病院までもう少し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銀玉仮面は何のために私なんて</text:p>
            <text:p>誘拐したんでしょうか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今日の夜、公園で待ってますから…</text:p>
            <text:p>話はそこで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明日の夜、公園で待ってますから…</text:p>
            <text:p>話はそこで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金曜日の夜、公園で待ってますから…</text:p>
            <text:p>話はそこで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盆踊りに行ってみたいんですけど</text:p>
            <text:p>最近は忙しく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以前に行った時は</text:p>
            <text:p>楽しむ暇もありませんでしたから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もし行けることになったら</text:p>
            <text:p>また改めてお誘いさせてくださ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おはようございます $plさん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おかえりなさい $plさん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$plさん 楽しい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今日もいい天気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今日も暑くなりそう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今日は大海公園で盆踊りがありま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今日はパチンコ、どうでした？</text:p>
          </table:table-cell>
          <table:table-cell/>
        </table:table-row>
        <table:table-row table:style-name="ro1">
          <table:table-cell office:value-type="string">
            <text:p>ばっちり</text:p>
          </table:table-cell>
          <table:table-cell/>
        </table:table-row>
        <table:table-row table:style-name="ro1">
          <table:table-cell office:value-type="string">
            <text:p>まあまあ</text:p>
          </table:table-cell>
          <table:table-cell/>
        </table:table-row>
        <table:table-row table:style-name="ro1">
          <table:table-cell office:value-type="string">
            <text:p>まったくダメ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ばっちりだった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そうですか！ よかったですね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あまあだったな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か</text:p>
            <text:p>明日はたくさん出るといいです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ダメだった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ですか… 大丈夫！</text:p>
            <text:p>明日はたくさん出ますよ！</text:p>
          </table:table-cell>
          <table:table-cell/>
        </table:table-row>
        <table:table-row table:style-name="ro1">
          <table:table-cell office:value-type="string">
            <text:p>（じっと紀子を見つめてみた…）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…？ どうかしまし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…</text:p>
          </table:table-cell>
          <table:table-cell/>
        </table:table-row>
        <table:table-row table:style-name="ro1">
          <table:table-cell office:value-type="string">
            <text:p>紀子… なんてかわいいんだ…！</text:p>
          </table:table-cell>
          <table:table-cell/>
        </table:table-row>
        <table:table-row table:style-name="ro1">
          <table:table-cell office:value-type="string">
            <text:p>紀子… 俺は幸せだ…！</text:p>
          </table:table-cell>
          <table:table-cell/>
        </table:table-row>
        <table:table-row table:style-name="ro1">
          <table:table-cell office:value-type="string">
            <text:p>紀子… 金を貸してくれ…！</text:p>
          </table:table-cell>
          <table:table-cell/>
        </table:table-row>
        <table:table-row table:style-name="ro1">
          <table:table-cell office:value-type="string">
            <text:p>…いや、なんでも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… なんてかわいいんだ…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な、なんですか 急に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…でも、うれしいで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… 俺は幸せだ…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$plさん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私も… 幸せ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… 金を貸してくれ…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えっ… …しょうがないですね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ムダ遣いしないでください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いや、なんでもな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？ そうですか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さっきあげたでしょう？</text:p>
            <text:p>もうだめ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明日も晴れるといいですね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明日も暑くなりそうですね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6:05.68</dc:date>
    <meta:generator>OpenOffice/4.1.14$Win32 OpenOffice.org_project/4114m1$Build-9811</meta:generator>
    <meta:editing-duration>PT1H5M54S</meta:editing-duration>
    <meta:editing-cycles>7</meta:editing-cycles>
    <meta:document-statistic meta:table-count="1" meta:cell-count="791" meta:object-count="0"/>
  </office:meta>
</office:document-meta>
</file>